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4ec9b0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// --- Datos principales ---</text:span>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2"/>
      <text:p text:style-name="P3">  <text:span text:style-name="T6">// Formulario para alta / modificación</text:span></text:p>
      <text:p text:style-name="P3">  <text:span text:style-name="T7">const</text:span><text:span text:style-name="T8"> [</text:span><text:span text:style-name="T9">nuevoIngreso</text:span><text:span text:style-name="T8">, </text:span><text:span text:style-name="T10">setNuevoIngreso</text:span><text:span text:style-name="T8">] </text:span><text:span text:style-name="T11">=</text:span><text:span text:style-name="T8"> </text:span><text:span text:style-name="T10">useState</text:span><text:span text:style-name="T8">({</text:span></text:p>
      <text:p text:style-name="P3">    <text:span text:style-name="T12">id:</text:span><text:span text:style-name="T8"> </text:span><text:span text:style-name="T7">null</text:span><text:span text:style-name="T8">,</text:span></text:p>
      <text:p text:style-name="P3">    <text:span text:style-name="T12">categoria:</text:span><text:span text:style-name="T8"> </text:span><text:span text:style-name="T13">""</text:span><text:span text:style-name="T8">,</text:span></text:p>
      <text:p text:style-name="P3">    <text:span text:style-name="T12">monto:</text:span><text:span text:style-name="T8"> </text:span><text:span text:style-name="T13">""</text:span><text:span text:style-name="T8">,</text:span></text:p>
      <text:p text:style-name="P3">    <text:span text:style-name="T12">fecha:</text:span><text:span text:style-name="T8"> </text:span><text:span text:style-name="T13">""</text:span><text:span text:style-name="T8">,</text:span></text:p>
      <text:p text:style-name="P3">  <text:span text:style-name="T8">});</text:span></text:p>
      <text:p text:style-name="P2"/>
      <text:p text:style-name="P3">  <text:span text:style-name="T6">// --- Estados para filtros y paginación ---</text:span></text:p>
      <text:p text:style-name="P3">  <text:span text:style-name="T7">const</text:span><text:span text:style-name="T8"> [</text:span><text:span text:style-name="T9">filterDesde</text:span><text:span text:style-name="T8">, </text:span><text:span text:style-name="T10">setFilterDesde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3">  <text:span text:style-name="T7">const</text:span><text:span text:style-name="T8"> [</text:span><text:span text:style-name="T9">filterHasta</text:span><text:span text:style-name="T8">, </text:span><text:span text:style-name="T10">setFilterHasta</text:span><text:span text:style-name="T8">] </text:span><text:span text:style-name="T11">=</text:span><text:span text:style-name="T8"> </text:span><text:span text:style-name="T10">useState</text:span><text:span text:style-name="T8">(</text:span><text:span text:style-name="T13">""</text:span><text:span text:style-name="T8">); </text:span><text:span text:style-name="T6">// YYYY-MM-DD</text:span></text:p>
      <text:p text:style-name="P2"/>
      <text:p text:style-name="P3">  <text:span text:style-name="T7">const</text:span><text:span text:style-name="T8"> </text:span><text:span text:style-name="T9">PAGE_SIZE</text:span><text:span text:style-name="T8"> </text:span><text:span text:style-name="T11">=</text:span><text:span text:style-name="T8"> </text:span><text:span text:style-name="T14">5</text:span><text:span text:style-name="T8">; </text:span><text:span text:style-name="T6">// cantidad de registros por página</text:span></text:p>
      <text:p text:style-name="P3">  <text:span text:style-name="T7">const</text:span><text:span text:style-name="T8"> [</text:span><text:span text:style-name="T9">currentPage</text:span><text:span text:style-name="T8">, </text:span><text:span text:style-name="T10">setCurrentPage</text:span><text:span text:style-name="T8">] </text:span><text:span text:style-name="T11">=</text:span><text:span text:style-name="T8"> </text:span><text:span text:style-name="T10">useState</text:span><text:span text:style-name="T8">(</text:span><text:span text:style-name="T14">1</text:span><text:span text:style-name="T8">);</text:span></text:p>
      <text:p text:style-name="P2"/>
      <text:p text:style-name="P3">  <text:span text:style-name="T6">// Traer ingresos (initial load)</text:span></text:p>
      <text:p text:style-name="P3">  <text:span text:style-name="T10">useEffect</text:span><text:span text:style-name="T8">(() </text:span><text:span text:style-name="T7">=&gt;</text:span><text:span text:style-name="T8"> {</text:span></text:p>
      <text:p text:style-name="P3">    <text:span text:style-name="T10">fetch</text:span><text:span text:style-name="T8">(</text:span><text:span text:style-name="T13">"http://localhost:8000/ingresos"</text:span><text:span text:style-name="T8">)</text:span></text:p>
      <text:p text:style-name="P3">      <text:span text:style-name="T8">.</text:span><text:span text:style-name="T10">then</text:span><text:span text:style-name="T8">((</text:span><text:span text:style-name="T12">res</text:span><text:span text:style-name="T8">) </text:span><text:span text:style-name="T7">=&gt;</text:span><text:span text:style-name="T8"> </text:span><text:span text:style-name="T12">res</text:span><text:span text:style-name="T8">.</text:span><text:span text:style-name="T10">json</text:span><text:span text:style-name="T8">())</text:span></text:p>
      <text:p text:style-name="P3">      <text:span text:style-name="T8">.</text:span><text:span text:style-name="T10">then</text:span><text:span text:style-name="T8">((</text:span><text:span text:style-name="T12">data</text:span><text:span text:style-name="T8">) </text:span><text:span text:style-name="T7">=&gt;</text:span><text:span text:style-name="T8"> </text:span><text:span text:style-name="T10">setIngresos</text:span><text:span text:style-name="T8">(</text:span><text:span text:style-name="T12">data</text:span><text:span text:style-name="T8">))</text:span></text:p>
      <text:p text:style-name="P3">      <text:span text:style-name="T8">.</text:span><text:span text:style-name="T10">catch</text:span><text:span text:style-name="T8">((</text:span><text:span text:style-name="T12">err</text:span><text:span text:style-name="T8">) </text:span><text:span text:style-name="T7">=&gt;</text:span><text:span text:style-name="T8"> </text:span><text:span text:style-name="T12">console</text:span><text:span text:style-name="T8">.</text:span><text:span text:style-name="T10">error</text:span><text:span text:style-name="T8">(</text:span><text:span text:style-name="T13">"Error al obtener ingresos:"</text:span><text:span text:style-name="T8">, </text:span><text:span text:style-name="T12">err</text:span><text:span text:style-name="T8">));</text:span></text:p>
      <text:p text:style-name="P3">  <text:span text:style-name="T8">}, []);</text:span></text:p>
      <text:p text:style-name="P2"/>
      <text:p text:style-name="P3">  <text:span text:style-name="T6">// --- Helpers: filtrado, orden y paginación (derivados) ---</text:span></text:p>
      <text:p text:style-name="P3">  <text:span text:style-name="T7">const</text:span><text:span text:style-name="T8"> </text:span><text:span text:style-name="T10">applyDateFilter</text:span><text:span text:style-name="T8"> </text:span><text:span text:style-name="T11">=</text:span><text:span text:style-name="T8"> (</text:span><text:span text:style-name="T12">list</text:span><text:span text:style-name="T8">) </text:span><text:span text:style-name="T7">=&gt;</text:span><text:span text:style-name="T8"> {</text:span></text:p>
      <text:p text:style-name="P3">    <text:span text:style-name="T6">// si no hay filtros, devolver todo</text:span></text:p>
      <text:p text:style-name="P3">    <text:span text:style-name="T15">if</text:span><text:span text:style-name="T8"> (</text:span><text:span text:style-name="T11">!</text:span><text:span text:style-name="T9">filterDesde</text:span><text:span text:style-name="T8"> </text:span><text:span text:style-name="T11">&amp;&amp;</text:span><text:span text:style-name="T8"> </text:span><text:span text:style-name="T11">!</text:span><text:span text:style-name="T9">filterHasta</text:span><text:span text:style-name="T8">) </text:span><text:span text:style-name="T15">return</text:span><text:span text:style-name="T8"> </text:span><text:span text:style-name="T12">list</text:span><text:span text:style-name="T8">;</text:span></text:p>
      <text:p text:style-name="P2"/>
      <text:p text:style-name="P3">    <text:span text:style-name="T6">// Convertir strings de filtro a fechas (midnight)</text:span></text:p>
      <text:p text:style-name="P3">    <text:span text:style-name="T7">const</text:span><text:span text:style-name="T8"> </text:span><text:span text:style-name="T9">desdeDate</text:span><text:span text:style-name="T8"> </text:span><text:span text:style-name="T11">=</text:span><text:span text:style-name="T8"> </text:span><text:span text:style-name="T9">filterDesde</text:span><text:span text:style-name="T8"> </text:span><text:span text:style-name="T11">?</text:span><text:span text:style-name="T8"> </text:span><text:span text:style-name="T7">new</text:span><text:span text:style-name="T8"> </text:span><text:span text:style-name="T16">Date</text:span><text:span text:style-name="T8">(</text:span><text:span text:style-name="T9">filterDesde</text:span><text:span text:style-name="T8">) </text:span><text:span text:style-name="T11">:</text:span><text:span text:style-name="T8"> </text:span><text:span text:style-name="T7">null</text:span><text:span text:style-name="T8">;</text:span></text:p>
      <text:p text:style-name="P3">    <text:span text:style-name="T7">const</text:span><text:span text:style-name="T8"> </text:span><text:span text:style-name="T9">hastaDate</text:span><text:span text:style-name="T8"> </text:span><text:span text:style-name="T11">=</text:span><text:span text:style-name="T8"> </text:span><text:span text:style-name="T9">filterHasta</text:span><text:span text:style-name="T8"> </text:span><text:span text:style-name="T11">?</text:span><text:span text:style-name="T8"> </text:span><text:span text:style-name="T7">new</text:span><text:span text:style-name="T8"> </text:span><text:span text:style-name="T16">Date</text:span><text:span text:style-name="T8">(</text:span><text:span text:style-name="T9">filterHasta</text:span><text:span text:style-name="T8">) </text:span><text:span text:style-name="T11">:</text:span><text:span text:style-name="T8"> </text:span><text:span text:style-name="T7">null</text:span><text:span text:style-name="T8">;</text:span></text:p>
      <text:p text:style-name="P2"/>
      <text:p text:style-name="P3">    <text:span text:style-name="T15">return</text:span><text:span text:style-name="T8"> </text:span><text:span text:style-name="T12">list</text:span><text:span text:style-name="T8">.</text:span><text:span text:style-name="T10">filter</text:span><text:span text:style-name="T8">((</text:span><text:span text:style-name="T12">ing</text:span><text:span text:style-name="T8">) </text:span><text:span text:style-name="T7">=&gt;</text:span><text:span text:style-name="T8"> {</text:span></text:p>
      <text:p text:style-name="P3">      <text:span text:style-name="T15">if</text:span><text:span text:style-name="T8"> (</text:span><text:span text:style-name="T11">!</text:span><text:span text:style-name="T12">ing</text:span><text:span text:style-name="T8">.</text:span><text:span text:style-name="T12">fecha</text:span><text:span text:style-name="T8">) </text:span><text:span text:style-name="T15">return</text:span><text:span text:style-name="T8"> </text:span><text:span text:style-name="T7">false</text:span><text:span text:style-name="T8">;</text:span></text:p>
      <text:p text:style-name="P3">      <text:span text:style-name="T7">const</text:span><text:span text:style-name="T8"> </text:span><text:span text:style-name="T9">ingDate</text:span><text:span text:style-name="T8"> </text:span><text:span text:style-name="T11">=</text:span><text:span text:style-name="T8"> </text:span><text:span text:style-name="T7">new</text:span><text:span text:style-name="T8"> </text:span><text:span text:style-name="T16">Date</text:span><text:span text:style-name="T8">(</text:span><text:span text:style-name="T12">ing</text:span><text:span text:style-name="T8">.</text:span><text:span text:style-name="T12">fecha</text:span><text:span text:style-name="T8">);</text:span></text:p>
      <text:p text:style-name="P2"/>
      <text:p text:style-name="P3">      <text:span text:style-name="T15">if</text:span><text:span text:style-name="T8"> (</text:span><text:span text:style-name="T9">desdeDate</text:span><text:span text:style-name="T8"> </text:span><text:span text:style-name="T11">&amp;&amp;</text:span><text:span text:style-name="T8"> </text:span><text:span text:style-name="T9">hastaDate</text:span><text:span text:style-name="T8">) {</text:span></text:p>
      <text:p text:style-name="P3">        <text:span text:style-name="T6">// if both provided: inclusive range</text:span></text:p>
      <text:p text:style-name="P3">        <text:span text:style-name="T15">return</text:span><text:span text:style-name="T8"> </text:span><text:span text:style-name="T9">ingDate</text:span><text:span text:style-name="T8"> </text:span><text:span text:style-name="T11">&gt;=</text:span><text:span text:style-name="T8"> </text:span><text:span text:style-name="T9">desdeDate</text:span><text:span text:style-name="T8"> </text:span><text:span text:style-name="T11">&amp;&amp;</text:span><text:span text:style-name="T8"> </text:span><text:span text:style-name="T9">ingDate</text:span><text:span text:style-name="T8"> </text:span><text:span text:style-name="T11">&lt;=</text:span><text:span text:style-name="T8"> </text:span><text:span text:style-name="T9">hastaDate</text:span><text:span text:style-name="T8">;</text:span></text:p>
      <text:p text:style-name="P3">      <text:span text:style-name="T8">} </text:span><text:span text:style-name="T15">else</text:span><text:span text:style-name="T8"> </text:span><text:span text:style-name="T15">if</text:span><text:span text:style-name="T8"> (</text:span><text:span text:style-name="T9">desdeDate</text:span><text:span text:style-name="T8">) {</text:span></text:p>
      <text:p text:style-name="P3">        <text:span text:style-name="T15">return</text:span><text:span text:style-name="T8"> </text:span><text:span text:style-name="T9">ingDate</text:span><text:span text:style-name="T8"> </text:span><text:span text:style-name="T11">&gt;=</text:span><text:span text:style-name="T8"> </text:span><text:span text:style-name="T9">desdeDate</text:span><text:span text:style-name="T8">;</text:span></text:p>
      <text:p text:style-name="P3">      <text:span text:style-name="T8">} </text:span><text:span text:style-name="T15">else</text:span><text:span text:style-name="T8"> </text:span><text:span text:style-name="T15">if</text:span><text:span text:style-name="T8"> (</text:span><text:span text:style-name="T9">hastaDate</text:span><text:span text:style-name="T8">) {</text:span></text:p>
      <text:p text:style-name="P3">        <text:span text:style-name="T15">return</text:span><text:span text:style-name="T8"> </text:span><text:span text:style-name="T9">ingDate</text:span><text:span text:style-name="T8"> </text:span><text:span text:style-name="T11">&lt;=</text:span><text:span text:style-name="T8"> </text:span><text:span text:style-name="T9">hastaDate</text:span><text:span text:style-name="T8">;</text:span></text:p>
      <text:p text:style-name="P3">      <text:span text:style-name="T8">}</text:span></text:p>
      <text:p text:style-name="P3"><text:soft-page-break/>      <text:span text:style-name="T15">return</text:span><text:span text:style-name="T8"> </text:span><text:span text:style-name="T7">true</text:span><text:span text:style-name="T8">;</text:span></text:p>
      <text:p text:style-name="P3">    <text:span text:style-name="T8">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getSortedByDateDesc</text:span><text:span text:style-name="T8"> </text:span><text:span text:style-name="T11">=</text:span><text:span text:style-name="T8"> (</text:span><text:span text:style-name="T12">list</text:span><text:span text:style-name="T8">) </text:span><text:span text:style-name="T7">=&gt;</text:span></text:p>
      <text:p text:style-name="P3">    <text:span text:style-name="T8">[</text:span><text:span text:style-name="T11">...</text:span><text:span text:style-name="T12">list</text:span><text:span text:style-name="T8">].</text:span><text:span text:style-name="T10">sort</text:span><text:span text:style-name="T8">((</text:span><text:span text:style-name="T12">a</text:span><text:span text:style-name="T8">, </text:span><text:span text:style-name="T12">b</text:span><text:span text:style-name="T8">) </text:span><text:span text:style-name="T7">=&gt;</text:span><text:span text:style-name="T8"> </text:span><text:span text:style-name="T7">new</text:span><text:span text:style-name="T8"> </text:span><text:span text:style-name="T16">Date</text:span><text:span text:style-name="T8">(</text:span><text:span text:style-name="T12">b</text:span><text:span text:style-name="T8">.</text:span><text:span text:style-name="T12">fecha</text:span><text:span text:style-name="T8">) </text:span><text:span text:style-name="T11">-</text:span><text:span text:style-name="T8"> </text:span><text:span text:style-name="T7">new</text:span><text:span text:style-name="T8"> </text:span><text:span text:style-name="T16">Date</text:span><text:span text:style-name="T8">(</text:span><text:span text:style-name="T12">a</text:span><text:span text:style-name="T8">.</text:span><text:span text:style-name="T12">fecha</text:span><text:span text:style-name="T8">));</text:span></text:p>
      <text:p text:style-name="P2"/>
      <text:p text:style-name="P3">  <text:span text:style-name="T6">// Lista filtrada y ordenada</text:span></text:p>
      <text:p text:style-name="P3">  <text:span text:style-name="T7">const</text:span><text:span text:style-name="T8"> </text:span><text:span text:style-name="T9">filtered</text:span><text:span text:style-name="T8"> </text:span><text:span text:style-name="T11">=</text:span><text:span text:style-name="T8"> </text:span><text:span text:style-name="T10">applyDateFilter</text:span><text:span text:style-name="T8">(</text:span><text:span text:style-name="T9">ingresos</text:span><text:span text:style-name="T8">);</text:span></text:p>
      <text:p text:style-name="P3">  <text:span text:style-name="T7">const</text:span><text:span text:style-name="T8"> </text:span><text:span text:style-name="T9">sorted</text:span><text:span text:style-name="T8"> </text:span><text:span text:style-name="T11">=</text:span><text:span text:style-name="T8"> </text:span><text:span text:style-name="T10">getSortedByDateDesc</text:span><text:span text:style-name="T8">(</text:span><text:span text:style-name="T9">filtered</text:span><text:span text:style-name="T8">);</text:span></text:p>
      <text:p text:style-name="P2"/>
      <text:p text:style-name="P3">  <text:span text:style-name="T7">const</text:span><text:span text:style-name="T8"> </text:span><text:span text:style-name="T9">totalItems</text:span><text:span text:style-name="T8"> </text:span><text:span text:style-name="T11">=</text:span><text:span text:style-name="T8"> </text:span><text:span text:style-name="T9">sorted</text:span><text:span text:style-name="T8">.</text:span><text:span text:style-name="T12">length</text:span><text:span text:style-name="T8">;</text:span></text:p>
      <text:p text:style-name="P3">  <text:span text:style-name="T7">const</text:span><text:span text:style-name="T8"> </text:span><text:span text:style-name="T9">totalPages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</text:span><text:span text:style-name="T9">totalItems</text:span><text:span text:style-name="T8"> </text:span><text:span text:style-name="T11">/</text:span><text:span text:style-name="T8"> </text:span><text:span text:style-name="T9">PAGE_SIZE</text:span><text:span text:style-name="T8">));</text:span></text:p>
      <text:p text:style-name="P3">  <text:span text:style-name="T7">const</text:span><text:span text:style-name="T8"> </text:span><text:span text:style-name="T9">startIndex</text:span><text:span text:style-name="T8"> </text:span><text:span text:style-name="T11">=</text:span><text:span text:style-name="T8"> (</text:span><text:span text:style-name="T9">currentPage</text:span><text:span text:style-name="T8"> </text:span><text:span text:style-name="T11">-</text:span><text:span text:style-name="T8"> </text:span><text:span text:style-name="T14">1</text:span><text:span text:style-name="T8">) </text:span><text:span text:style-name="T11">*</text:span><text:span text:style-name="T8"> </text:span><text:span text:style-name="T9">PAGE_SIZE</text:span><text:span text:style-name="T8">;</text:span></text:p>
      <text:p text:style-name="P3">  <text:span text:style-name="T7">const</text:span><text:span text:style-name="T8"> </text:span><text:span text:style-name="T9">currentPageItems</text:span><text:span text:style-name="T8"> </text:span><text:span text:style-name="T11">=</text:span><text:span text:style-name="T8"> </text:span><text:span text:style-name="T9">sorted</text:span><text:span text:style-name="T8">.</text:span><text:span text:style-name="T10">slice</text:span><text:span text:style-name="T8">(</text:span><text:span text:style-name="T9">startIndex</text:span><text:span text:style-name="T8">, </text:span><text:span text:style-name="T9">startIndex</text:span><text:span text:style-name="T8"> </text:span><text:span text:style-name="T11">+</text:span><text:span text:style-name="T8"> </text:span><text:span text:style-name="T9">PAGE_SIZE</text:span><text:span text:style-name="T8">);</text:span></text:p>
      <text:p text:style-name="P2"/>
      <text:p text:style-name="P3">  <text:span text:style-name="T6">// --- Manejo del formulario ---</text:span></text:p>
      <text:p text:style-name="P3">  <text:span text:style-name="T7">const</text:span><text:span text:style-name="T8"> </text:span><text:span text:style-name="T10">handleChange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{ </text:span><text:span text:style-name="T9">name</text:span><text:span text:style-name="T8">, </text:span><text:span text:style-name="T9">value</text:span><text:span text:style-name="T8"> } </text:span><text:span text:style-name="T11">=</text:span><text:span text:style-name="T8"> </text:span><text:span text:style-name="T12">e</text:span><text:span text:style-name="T8">.</text:span><text:span text:style-name="T12">target</text:span><text:span text:style-name="T8">;</text:span></text:p>
      <text:p text:style-name="P3">    <text:span text:style-name="T10">setNuevoIngreso</text:span><text:span text:style-name="T8">({ </text:span><text:span text:style-name="T11">...</text:span><text:span text:style-name="T9">nuevoIngreso</text:span><text:span text:style-name="T8">, </text:span><text:span text:style-name="T12">[</text:span><text:span text:style-name="T9">name</text:span><text:span text:style-name="T12">]:</text:span><text:span text:style-name="T8"> </text:span><text:span text:style-name="T9">value</text:span><text:span text:style-name="T8"> 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resetForm</text:span><text:span text:style-name="T8"> </text:span><text:span text:style-name="T11">=</text:span><text:span text:style-name="T8"> () </text:span><text:span text:style-name="T7">=&gt;</text:span></text:p>
      <text:p text:style-name="P3">    <text:span text:style-name="T10">setNuevoIngreso</text:span><text:span text:style-name="T8">({ </text:span><text:span text:style-name="T12">id:</text:span><text:span text:style-name="T8"> </text:span><text:span text:style-name="T7">null</text:span><text:span text:style-name="T8">, </text:span><text:span text:style-name="T12">categoria:</text:span><text:span text:style-name="T8"> </text:span><text:span text:style-name="T13">""</text:span><text:span text:style-name="T8">, </text:span><text:span text:style-name="T12">monto:</text:span><text:span text:style-name="T8"> </text:span><text:span text:style-name="T13">""</text:span><text:span text:style-name="T8">, </text:span><text:span text:style-name="T12">fecha:</text:span><text:span text:style-name="T8"> </text:span><text:span text:style-name="T13">""</text:span><text:span text:style-name="T8"> });</text:span></text:p>
      <text:p text:style-name="P2"/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2"/>
      <text:p text:style-name="P3">    <text:span text:style-name="T15">if</text:span><text:span text:style-name="T8"> (</text:span><text:span text:style-name="T9">nuevoIngreso</text:span><text:span text:style-name="T8">.</text:span><text:span text:style-name="T12">id</text:span><text:span text:style-name="T8">) {</text:span></text:p>
      <text:p text:style-name="P3">      <text:span text:style-name="T6">// Editar ingreso existente</text:span></text:p>
      <text:p text:style-name="P3">      <text:span text:style-name="T10">fetch</text:span><text:span text:style-name="T8">(</text:span><text:span text:style-name="T13">`http://localhost:8000/ingresos/</text:span><text:span text:style-name="T7">${</text:span><text:span text:style-name="T9">nuevoIngreso</text:span><text:span text:style-name="T11">.</text:span><text:span text:style-name="T12">id</text:span><text:span text:style-name="T7">}</text:span><text:span text:style-name="T13">`</text:span><text:span text:style-name="T8">, {</text:span></text:p>
      <text:p text:style-name="P3">        <text:span text:style-name="T12">method:</text:span><text:span text:style-name="T8"> </text:span><text:span text:style-name="T13">"PUT"</text:span><text:span text:style-name="T8">,</text:span></text:p>
      <text:p text:style-name="P3">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<text:span text:style-name="T12">body:</text:span><text:span text:style-name="T8"> </text:span><text:span text:style-name="T12">JSON</text:span><text:span text:style-name="T8">.</text:span><text:span text:style-name="T10">stringify</text:span><text:span text:style-name="T8">(</text:span><text:span text:style-name="T9">nuevoIngreso</text:span><text:span text:style-name="T8">),</text:span></text:p>
      <text:p text:style-name="P3">      <text:span text:style-name="T8">})</text:span></text:p>
      <text:p text:style-name="P3">        <text:span text:style-name="T8">.</text:span><text:span text:style-name="T10">then</text:span><text:span text:style-name="T8">((</text:span><text:span text:style-name="T12">res</text:span><text:span text:style-name="T8">) </text:span><text:span text:style-name="T7">=&gt;</text:span><text:span text:style-name="T8"> </text:span><text:span text:style-name="T12">res</text:span><text:span text:style-name="T8">.</text:span><text:span text:style-name="T10">json</text:span><text:span text:style-name="T8">())</text:span></text:p>
      <text:p text:style-name="P3">        <text:span text:style-name="T8">.</text:span><text:span text:style-name="T10">then</text:span><text:span text:style-name="T8">((</text:span><text:span text:style-name="T12">updatedIngreso</text:span><text:span text:style-name="T8">) </text:span><text:span text:style-name="T7">=&gt;</text:span><text:span text:style-name="T8"> {</text:span></text:p>
      <text:p text:style-name="P3">          <text:span text:style-name="T10">setIngresos</text:span><text:span text:style-name="T8">((</text:span><text:span text:style-name="T12">prev</text:span><text:span text:style-name="T8">) </text:span><text:span text:style-name="T7">=&gt;</text:span></text:p>
      <text:p text:style-name="P3">            <text:span text:style-name="T12">prev</text:span><text:span text:style-name="T8">.</text:span><text:span text:style-name="T10">map</text:span><text:span text:style-name="T8">((</text:span><text:span text:style-name="T12">ing</text:span><text:span text:style-name="T8">) </text:span><text:span text:style-name="T7">=&gt;</text:span><text:span text:style-name="T8"> (</text:span><text:span text:style-name="T12">ing</text:span><text:span text:style-name="T8">.</text:span><text:span text:style-name="T12">id</text:span><text:span text:style-name="T8"> </text:span><text:span text:style-name="T11">===</text:span><text:span text:style-name="T8"> </text:span><text:span text:style-name="T12">updatedIngreso</text:span><text:span text:style-name="T8">.</text:span><text:span text:style-name="T12">id</text:span><text:span text:style-name="T8"> </text:span><text:span text:style-name="T11">?</text:span><text:span text:style-name="T8"> </text:span><text:span text:style-name="T12">updatedIngreso</text:span><text:span text:style-name="T8"> </text:span><text:span text:style-name="T11">:</text:span><text:span text:style-name="T8"> </text:span><text:span text:style-name="T12">ing</text:span><text:span text:style-name="T8">))</text:span></text:p>
      <text:p text:style-name="P3">          <text:span text:style-name="T8">);</text:span></text:p>
      <text:p text:style-name="P3">          <text:span text:style-name="T10">resetForm</text:span><text:span text:style-name="T8">();</text:span></text:p>
      <text:p text:style-name="P3">          <text:span text:style-name="T6">// mantener página 1 para ver los cambios recientes (opcional)</text:span></text:p>
      <text:p text:style-name="P3">          <text:span text:style-name="T10">setCurrentPage</text:span><text:span text:style-name="T8">(</text:span><text:span text:style-name="T14">1</text:span><text:span text:style-name="T8">);</text:span></text:p>
      <text:p text:style-name="P3">        <text:span text:style-name="T8">})</text:span></text:p>
      <text:p text:style-name="P3">        <text:span text:style-name="T8">.</text:span><text:span text:style-name="T10">catch</text:span><text:span text:style-name="T8">((</text:span><text:span text:style-name="T12">err</text:span><text:span text:style-name="T8">) </text:span><text:span text:style-name="T7">=&gt;</text:span><text:span text:style-name="T8"> </text:span><text:span text:style-name="T12">console</text:span><text:span text:style-name="T8">.</text:span><text:span text:style-name="T10">error</text:span><text:span text:style-name="T8">(</text:span><text:span text:style-name="T13">"Error al actualizar ingreso:"</text:span><text:span text:style-name="T8">, </text:span><text:span text:style-name="T12">err</text:span><text:span text:style-name="T8">));</text:span></text:p>
      <text:p text:style-name="P3">    <text:span text:style-name="T8">} </text:span><text:span text:style-name="T15">else</text:span><text:span text:style-name="T8"> {</text:span></text:p>
      <text:p text:style-name="P3">      <text:span text:style-name="T6">// Crear nuevo ingreso</text:span></text:p>
      <text:p text:style-name="P3">      <text:span text:style-name="T10">fetch</text:span><text:span text:style-name="T8">(</text:span><text:span text:style-name="T13">"http://localhost:8000/ingresos"</text:span><text:span text:style-name="T8">, {</text:span></text:p>
      <text:p text:style-name="P3">        <text:span text:style-name="T12">method:</text:span><text:span text:style-name="T8"> </text:span><text:span text:style-name="T13">"POST"</text:span><text:span text:style-name="T8">,</text:span></text:p>
      <text:p text:style-name="P3">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<text:span text:style-name="T12">body:</text:span><text:span text:style-name="T8"> </text:span><text:span text:style-name="T12">JSON</text:span><text:span text:style-name="T8">.</text:span><text:span text:style-name="T10">stringify</text:span><text:span text:style-name="T8">(</text:span><text:span text:style-name="T9">nuevoIngreso</text:span><text:span text:style-name="T8">),</text:span></text:p>
      <text:p text:style-name="P3"><text:soft-page-break/>      <text:span text:style-name="T8">})</text:span></text:p>
      <text:p text:style-name="P3">        <text:span text:style-name="T8">.</text:span><text:span text:style-name="T10">then</text:span><text:span text:style-name="T8">((</text:span><text:span text:style-name="T12">res</text:span><text:span text:style-name="T8">) </text:span><text:span text:style-name="T7">=&gt;</text:span><text:span text:style-name="T8"> </text:span><text:span text:style-name="T12">res</text:span><text:span text:style-name="T8">.</text:span><text:span text:style-name="T10">json</text:span><text:span text:style-name="T8">())</text:span></text:p>
      <text:p text:style-name="P3">        <text:span text:style-name="T8">.</text:span><text:span text:style-name="T10">then</text:span><text:span text:style-name="T8">((</text:span><text:span text:style-name="T12">data</text:span><text:span text:style-name="T8">) </text:span><text:span text:style-name="T7">=&gt;</text:span><text:span text:style-name="T8"> {</text:span></text:p>
      <text:p text:style-name="P3">          <text:span text:style-name="T10">setIngresos</text:span><text:span text:style-name="T8">((</text:span><text:span text:style-name="T12">prev</text:span><text:span text:style-name="T8">) </text:span><text:span text:style-name="T7">=&gt;</text:span><text:span text:style-name="T8"> [</text:span><text:span text:style-name="T11">...</text:span><text:span text:style-name="T12">prev</text:span><text:span text:style-name="T8">, </text:span><text:span text:style-name="T12">data</text:span><text:span text:style-name="T8">]);</text:span></text:p>
      <text:p text:style-name="P3">          <text:span text:style-name="T10">resetForm</text:span><text:span text:style-name="T8">();</text:span></text:p>
      <text:p text:style-name="P3">          <text:span text:style-name="T6">// mostrar primera página donde suelen aparecer los más recientes</text:span></text:p>
      <text:p text:style-name="P3">          <text:span text:style-name="T10">setCurrentPage</text:span><text:span text:style-name="T8">(</text:span><text:span text:style-name="T14">1</text:span><text:span text:style-name="T8">);</text:span></text:p>
      <text:p text:style-name="P3">        <text:span text:style-name="T8">})</text:span></text:p>
      <text:p text:style-name="P3">        <text:span text:style-name="T8">.</text:span><text:span text:style-name="T10">catch</text:span><text:span text:style-name="T8">((</text:span><text:span text:style-name="T12">err</text:span><text:span text:style-name="T8">) </text:span><text:span text:style-name="T7">=&gt;</text:span><text:span text:style-name="T8"> </text:span><text:span text:style-name="T12">console</text:span><text:span text:style-name="T8">.</text:span><text:span text:style-name="T10">error</text:span><text:span text:style-name="T8">(</text:span><text:span text:style-name="T13">"Error al crear ingreso:"</text:span><text:span text:style-name="T8">, </text:span><text:span text:style-name="T12">err</text:span><text:span text:style-name="T8">)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2">ingreso</text:span><text:span text:style-name="T8">) </text:span><text:span text:style-name="T7">=&gt;</text:span><text:span text:style-name="T8"> {</text:span></text:p>
      <text:p text:style-name="P3">    <text:span text:style-name="T6">// populate form with selected ingreso</text:span></text:p>
      <text:p text:style-name="P3">    <text:span text:style-name="T10">setNuevoIngreso</text:span><text:span text:style-name="T8">({</text:span></text:p>
      <text:p text:style-name="P3">      <text:span text:style-name="T12">id:</text:span><text:span text:style-name="T8"> </text:span><text:span text:style-name="T12">ingreso</text:span><text:span text:style-name="T8">.</text:span><text:span text:style-name="T12">id</text:span><text:span text:style-name="T8">,</text:span></text:p>
      <text:p text:style-name="P3">      <text:span text:style-name="T12">categoria:</text:span><text:span text:style-name="T8"> </text:span><text:span text:style-name="T12">ingreso</text:span><text:span text:style-name="T8">.</text:span><text:span text:style-name="T12">categori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monto:</text:span><text:span text:style-name="T8"> </text:span><text:span text:style-name="T12">ingreso</text:span><text:span text:style-name="T8">.</text:span><text:span text:style-name="T12">monto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  <text:span text:style-name="T12">fecha:</text:span><text:span text:style-name="T8"> </text:span><text:span text:style-name="T12">ingreso</text:span><text:span text:style-name="T8">.</text:span><text:span text:style-name="T12">fecha</text:span><text:span text:style-name="T8"> </text:span><text:span text:style-name="T11">||</text:span><text:span text:style-name="T8"> </text:span><text:span text:style-name="T13">""</text:span><text:span text:style-name="T8">,</text:span></text:p>
      <text:p text:style-name="P3">    <text:span text:style-name="T8">});</text:span></text:p>
      <text:p text:style-name="P3">    <text:span text:style-name="T6">// opcional: scrollear formulario a la vista o focus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(</text:span><text:span text:style-name="T12">id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1">!</text:span><text:span text:style-name="T12">window</text:span><text:span text:style-name="T8">.</text:span><text:span text:style-name="T10">confirm</text:span><text:span text:style-name="T8">(</text:span><text:span text:style-name="T13">"¿Eliminar este ingreso?"</text:span><text:span text:style-name="T8">)) </text:span><text:span text:style-name="T15">return</text:span><text:span text:style-name="T8">;</text:span></text:p>
      <text:p text:style-name="P3">    <text:span text:style-name="T10">fetch</text:span><text:span text:style-name="T8">(</text:span><text:span text:style-name="T13">`http://localhost:8000/ingresos/</text:span><text:span text:style-name="T7">${</text:span><text:span text:style-name="T12">id</text:span><text:span text:style-name="T7">}</text:span><text:span text:style-name="T13">`</text:span><text:span text:style-name="T8">, {</text:span></text:p>
      <text:p text:style-name="P3">      <text:span text:style-name="T12">method:</text:span><text:span text:style-name="T8"> </text:span><text:span text:style-name="T13">"DELETE"</text:span><text:span text:style-name="T8">,</text:span></text:p>
      <text:p text:style-name="P3">    <text:span text:style-name="T8">})</text:span></text:p>
      <text:p text:style-name="P3">      <text:span text:style-name="T8">.</text:span><text:span text:style-name="T10">then</text:span><text:span text:style-name="T8">(() </text:span><text:span text:style-name="T7">=&gt;</text:span><text:span text:style-name="T8"> {</text:span></text:p>
      <text:p text:style-name="P3">        <text:span text:style-name="T10">setIngresos</text:span><text:span text:style-name="T8">((</text:span><text:span text:style-name="T12">prev</text:span><text:span text:style-name="T8">) </text:span><text:span text:style-name="T7">=&gt;</text:span><text:span text:style-name="T8"> </text:span><text:span text:style-name="T12">prev</text:span><text:span text:style-name="T8">.</text:span><text:span text:style-name="T10">filter</text:span><text:span text:style-name="T8">((</text:span><text:span text:style-name="T12">ing</text:span><text:span text:style-name="T8">) </text:span><text:span text:style-name="T7">=&gt;</text:span><text:span text:style-name="T8"> </text:span><text:span text:style-name="T12">ing</text:span><text:span text:style-name="T8">.</text:span><text:span text:style-name="T12">id</text:span><text:span text:style-name="T8"> </text:span><text:span text:style-name="T11">!==</text:span><text:span text:style-name="T8"> </text:span><text:span text:style-name="T12">id</text:span><text:span text:style-name="T8">));</text:span></text:p>
      <text:p text:style-name="P3">        <text:span text:style-name="T6">// si borrás y la página queda vacía, retroceder a la página anterior si aplica</text:span></text:p>
      <text:p text:style-name="P3">        <text:span text:style-name="T7">const</text:span><text:span text:style-name="T8"> </text:span><text:span text:style-name="T9">newTotal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-</text:span><text:span text:style-name="T8"> </text:span><text:span text:style-name="T14">1</text:span><text:span text:style-name="T8">;</text:span></text:p>
      <text:p text:style-name="P3">        <text:span text:style-name="T7">const</text:span><text:span text:style-name="T8"> </text:span><text:span text:style-name="T9">newTotalPages</text:span><text:span text:style-name="T8"> </text:span><text:span text:style-name="T11">=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Math</text:span><text:span text:style-name="T8">.</text:span><text:span text:style-name="T10">ceil</text:span><text:span text:style-name="T8">(</text:span><text:span text:style-name="T9">newTotal</text:span><text:span text:style-name="T8"> </text:span><text:span text:style-name="T11">/</text:span><text:span text:style-name="T8"> </text:span><text:span text:style-name="T9">PAGE_SIZE</text:span><text:span text:style-name="T8">));</text:span></text:p>
      <text:p text:style-name="P3">        <text:span text:style-name="T15">if</text:span><text:span text:style-name="T8"> (</text:span><text:span text:style-name="T9">currentPage</text:span><text:span text:style-name="T8"> </text:span><text:span text:style-name="T11">&gt;</text:span><text:span text:style-name="T8"> </text:span><text:span text:style-name="T9">newTotalPages</text:span><text:span text:style-name="T8">) </text:span><text:span text:style-name="T10">setCurrentPage</text:span><text:span text:style-name="T8">(</text:span><text:span text:style-name="T9">newTotalPages</text:span><text:span text:style-name="T8">);</text:span></text:p>
      <text:p text:style-name="P3">      <text:span text:style-name="T8">})</text:span></text:p>
      <text:p text:style-name="P3">      <text:span text:style-name="T8">.</text:span><text:span text:style-name="T10">catch</text:span><text:span text:style-name="T8">((</text:span><text:span text:style-name="T12">err</text:span><text:span text:style-name="T8">) </text:span><text:span text:style-name="T7">=&gt;</text:span><text:span text:style-name="T8"> </text:span><text:span text:style-name="T12">console</text:span><text:span text:style-name="T8">.</text:span><text:span text:style-name="T10">error</text:span><text:span text:style-name="T8">(</text:span><text:span text:style-name="T13">"Error al eliminar ingreso:"</text:span><text:span text:style-name="T8">, </text:span><text:span text:style-name="T12">err</text:span><text:span text:style-name="T8">));</text:span></text:p>
      <text:p text:style-name="P3">  <text:span text:style-name="T8">};</text:span></text:p>
      <text:p text:style-name="P2"/>
      <text:p text:style-name="P3">  <text:span text:style-name="T6">// --- Manejo de filtros / paginación UI ---</text:span></text:p>
      <text:p text:style-name="P3">  <text:span text:style-name="T7">const</text:span><text:span text:style-name="T8"> </text:span><text:span text:style-name="T10">handleBuscar</text:span><text:span text:style-name="T8"> </text:span><text:span text:style-name="T11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0">preventDefault</text:span><text:span text:style-name="T8">();</text:span></text:p>
      <text:p text:style-name="P3">    <text:span text:style-name="T10">setCurrentPage</text:span><text:span text:style-name="T8">(</text:span><text:span text:style-name="T14">1</text:span><text:span text:style-name="T8">); </text:span><text:span text:style-name="T6">// siempre volver a la primera página al filtrar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LimpiarFiltros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setFilterDesde</text:span><text:span text:style-name="T8">(</text:span><text:span text:style-name="T13">""</text:span><text:span text:style-name="T8">);</text:span></text:p>
      <text:p text:style-name="P3">    <text:span text:style-name="T10">setFilterHasta</text:span><text:span text:style-name="T8">(</text:span><text:span text:style-name="T13">""</text:span><text:span text:style-name="T8">);</text:span></text:p>
      <text:p text:style-name="P3">    <text:span text:style-name="T10">setCurrentPage</text:span><text:span text:style-name="T8">(</text:span><text:span text:style-name="T14">1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PrevPage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<text:soft-page-break/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ax</text:span><text:span text:style-name="T8">(</text:span><text:span text:style-name="T14">1</text:span><text:span text:style-name="T8">, </text:span><text:span text:style-name="T12">p</text:span><text:span text:style-name="T8"> </text:span><text:span text:style-name="T11">-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NextPage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0">min</text:span><text:span text:style-name="T8">(</text:span><text:span text:style-name="T9">totalPages</text:span><text:span text:style-name="T8">, </text:span><text:span text:style-name="T12">p</text:span><text:span text:style-name="T8"> </text:span><text:span text:style-name="T11">+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6">// util para mostrar rango (ej. Mostrando 1-5 de 23)</text:span></text:p>
      <text:p text:style-name="P3">  <text:span text:style-name="T7">const</text:span><text:span text:style-name="T8"> </text:span><text:span text:style-name="T9">showingFrom</text:span><text:span text:style-name="T8"> </text:span><text:span text:style-name="T11">=</text:span><text:span text:style-name="T8"> </text:span><text:span text:style-name="T9">totalItems</text:span><text:span text:style-name="T8"> </text:span><text:span text:style-name="T11">===</text:span><text:span text:style-name="T8"> </text:span><text:span text:style-name="T14">0</text:span><text:span text:style-name="T8"> </text:span><text:span text:style-name="T11">?</text:span><text:span text:style-name="T8"> </text:span><text:span text:style-name="T14">0</text:span><text:span text:style-name="T8"> </text:span><text:span text:style-name="T11">:</text:span><text:span text:style-name="T8"> </text:span><text:span text:style-name="T9">startIndex</text:span><text:span text:style-name="T8"> </text:span><text:span text:style-name="T11">+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showingTo</text:span><text:span text:style-name="T8"> </text:span><text:span text:style-name="T11">=</text:span><text:span text:style-name="T8"> </text:span><text:span text:style-name="T12">Math</text:span><text:span text:style-name="T8">.</text:span><text:span text:style-name="T10">min</text:span><text:span text:style-name="T8">(</text:span><text:span text:style-name="T9">startIndex</text:span><text:span text:style-name="T8"> </text:span><text:span text:style-name="T11">+</text:span><text:span text:style-name="T8"> </text:span><text:span text:style-name="T9">PAGE_SIZE</text:span><text:span text:style-name="T8">, </text:span><text:span text:style-name="T9">totalItems</text:span><text:span text:style-name="T8">);</text:span></text:p>
      <text:p text:style-name="P2"/>
      <text:p text:style-name="P3">  <text:span text:style-name="T15">return</text:span><text:span text:style-name="T8"> (</text:span></text:p>
      <text:p text:style-name="P3">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alta-ingreso-container"</text:span><text:span text:style-name="T17">&gt;</text:span></text:p>
      <text:p text:style-name="P3">      <text:span text:style-name="T7">{</text:span><text:span text:style-name="T6">/* Título principal */</text:span><text:span text:style-name="T7">}</text:span></text:p>
      <text:p text:style-name="P3">      <text:span text:style-name="T17">&lt;</text:span><text:span text:style-name="T7">h1</text:span><text:span text:style-name="T8"> </text:span><text:span text:style-name="T12">className</text:span><text:span text:style-name="T11">=</text:span><text:span text:style-name="T13">"titulo-principal"</text:span><text:span text:style-name="T17">&gt;</text:span><text:span text:style-name="T8">Ingresos</text:span><text:span text:style-name="T17">&lt;/</text:span><text:span text:style-name="T7">h1</text:span><text:span text:style-name="T17">&gt;</text:span></text:p>
      <text:p text:style-name="P2"/>
      <text:p text:style-name="P3">      <text:span text:style-name="T7">{</text:span><text:span text:style-name="T6">/* Lista de ingresos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lista-ingresos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8">Lista</text:span><text:span text:style-name="T17">&lt;/</text:span><text:span text:style-name="T7">h2</text:span><text:span text:style-name="T17">&gt;</text:span></text:p>
      <text:p text:style-name="P2"/>
      <text:p text:style-name="P3">        <text:span text:style-name="T7">{</text:span><text:span text:style-name="T6">/* Controles de filtro y paginación */</text:span><text:span text:style-name="T7">}</text:span></text:p>
      <text:p text:style-name="P3">        <text:span text:style-name="T17">&lt;</text:span><text:span text:style-name="T7">form</text:span><text:span text:style-name="T8"> </text:span><text:span text:style-name="T12">className</text:span><text:span text:style-name="T11">=</text:span><text:span text:style-name="T13">"filtros-container"</text:span><text:span text:style-name="T8"> </text:span><text:span text:style-name="T12">onSubmit</text:span><text:span text:style-name="T11">=</text:span><text:span text:style-name="T7">{</text:span><text:span text:style-name="T10">handleBuscar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Bottom:</text:span><text:span text:style-name="T11"> </text:span><text:span text:style-name="T14">12</text:span><text:span text:style-name="T11"> }</text:span><text:span text:style-name="T7">}</text:span><text:span text:style-name="T17">&gt;</text:span></text:p>
      <text:p text:style-name="P3"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gap:</text:span><text:span text:style-name="T11"> </text:span><text:span text:style-name="T14">8</text:span><text:span text:style-name="T11">, </text:span><text:span text:style-name="T12">alignItems:</text:span><text:span text:style-name="T11"> </text:span><text:span text:style-name="T13">"center"</text:span><text:span text:style-name="T11">, </text:span><text:span text:style-name="T12">flexWrap:</text:span><text:span text:style-name="T11"> </text:span><text:span text:style-name="T13">"wrap"</text:span><text:span text:style-name="T11"> }</text:span><text:span text:style-name="T7">}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Desde:</text:span></text:p>
      <text:p text:style-name="P3">              <text:span text:style-name="T17">&lt;</text:span><text:span text:style-name="T7">input</text:span></text:p>
      <text:p text:style-name="P3"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9">filterDesde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FilterDesde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3">            <text:span text:style-name="T17">&lt;</text:span><text:span text:style-name="T7">label</text:span><text:span text:style-name="T17">&gt;</text:span></text:p>
      <text:p text:style-name="P3">              <text:span text:style-name="T8">Hasta:</text:span></text:p>
      <text:p text:style-name="P3">              <text:span text:style-name="T17">&lt;</text:span><text:span text:style-name="T7">input</text:span></text:p>
      <text:p text:style-name="P3">                <text:span text:style-name="T12">type</text:span><text:span text:style-name="T11">=</text:span><text:span text:style-name="T13">"date"</text:span></text:p>
      <text:p text:style-name="P3">                <text:span text:style-name="T12">value</text:span><text:span text:style-name="T11">=</text:span><text:span text:style-name="T7">{</text:span><text:span text:style-name="T9">filterHasta</text:span><text:span text:style-name="T7">}</text:span></text:p>
      <text:p text:style-name="P3">                <text:span text:style-name="T12">onChange</text:span><text:span text:style-name="T11">=</text:span><text:span text:style-name="T7">{</text:span><text:span text:style-name="T11">(</text:span><text:span text:style-name="T12">e</text:span><text:span text:style-name="T11">) </text:span><text:span text:style-name="T7">=&gt;</text:span><text:span text:style-name="T11"> </text:span><text:span text:style-name="T10">setFilterHasta</text:span><text:span text:style-name="T11">(</text:span><text:span text:style-name="T12">e</text:span><text:span text:style-name="T11">.</text:span><text:span text:style-name="T12">target</text:span><text:span text:style-name="T11">.</text:span><text:span text:style-name="T12">value</text:span><text:span text:style-name="T11">)</text:span><text:span text:style-name="T7">}</text:span></text:p>
      <text:p text:style-name="P3">                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4">6</text:span><text:span text:style-name="T11"> }</text:span><text:span text:style-name="T7">}</text:span></text:p>
      <text:p text:style-name="P3">              <text:span text:style-name="T17">/&gt;</text:span></text:p>
      <text:p text:style-name="P3">            <text:span text:style-name="T17">&lt;/</text:span><text:span text:style-name="T7">label</text:span><text:span text:style-name="T17">&gt;</text:span></text:p>
      <text:p text:style-name="P2"/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Buscar</text:span></text:p>
      <text:p text:style-name="P3">            <text:span text:style-name="T17">&lt;/</text:span><text:span text:style-name="T7">button</text:span><text:span text:style-name="T17">&gt;</text:span></text:p>
      <text:p text:style-name="P3">  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button"</text:span><text:span text:style-name="T8"> </text:span><text:span text:style-name="T12">onClick</text:span><text:span text:style-name="T11">=</text:span><text:span text:style-name="T7">{</text:span><text:span text:style-name="T10">handleLimpiarFiltros</text:span><text:span text:style-name="T7">}</text:span><text:span text:style-name="T8"> </text:span><text:span text:style-name="T12">style</text:span><text:span text:style-name="T11">=</text:span><text:span text:style-name="T7">{</text:span><text:span text:style-name="T11">{ </text:span><text:span text:style-name="T12">padding:</text:span><text:span text:style-name="T11"> </text:span><text:span text:style-name="T13">"6px 10px"</text:span><text:span text:style-name="T11"> }</text:span><text:span text:style-name="T7">}</text:span><text:span text:style-name="T17">&gt;</text:span></text:p>
      <text:p text:style-name="P3">              <text:span text:style-name="T8">Limpiar</text:span></text:p>
      <text:p text:style-name="P3">            <text:span text:style-name="T17">&lt;/</text:span><text:span text:style-name="T7">button</text:span><text:span text:style-name="T17">&gt;</text:span></text:p>
      <text:p text:style-name="P2"><text:soft-page-break/></text:p>
      <text:p text:style-name="P3">  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marginLeft:</text:span><text:span text:style-name="T11"> </text:span><text:span text:style-name="T13">"auto"</text:span><text:span text:style-name="T11">, </text:span><text:span text:style-name="T12">fontSize:</text:span><text:span text:style-name="T11"> </text:span><text:span text:style-name="T14">0.95</text:span><text:span text:style-name="T11"> + </text:span><text:span text:style-name="T13">"rem"</text:span><text:span text:style-name="T11">, </text:span><text:span text:style-name="T12">color:</text:span><text:span text:style-name="T11"> </text:span><text:span text:style-name="T13">"#555"</text:span><text:span text:style-name="T11"> }</text:span><text:span text:style-name="T7">}</text:span><text:span text:style-name="T17">&gt;</text:span></text:p>
      <text:p text:style-name="P3">              <text:span text:style-name="T8">Mostrando </text:span><text:span text:style-name="T7">{</text:span><text:span text:style-name="T9">showingFrom</text:span><text:span text:style-name="T7">}</text:span><text:span text:style-name="T8">-</text:span><text:span text:style-name="T7">{</text:span><text:span text:style-name="T9">showingTo</text:span><text:span text:style-name="T7">}</text:span><text:span text:style-name="T8"> de </text:span><text:span text:style-name="T7">{</text:span><text:span text:style-name="T9">totalItems</text:span><text:span text:style-name="T7">}</text:span></text:p>
      <text:p text:style-name="P3">            <text:span text:style-name="T17">&lt;/</text:span><text:span text:style-name="T7">div</text:span><text:span text:style-name="T17">&gt;</text:span></text:p>
      <text:p text:style-name="P3">          <text:span text:style-name="T17">&lt;/</text:span><text:span text:style-name="T7">div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2"/>
      <text:p text:style-name="P3">        <text:span text:style-name="T7">{</text:span><text:span text:style-name="T6">/* Tabla dentro del contenedor con altura fija (CSS controla scroll) */</text:span><text:span text:style-name="T7">}</text:span></text:p>
      <text:p text:style-name="P3">  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tabla-con-scroll"</text:span><text:span text:style-name="T17">&gt;</text:span></text:p>
      <text:p text:style-name="P3">          <text:span text:style-name="T17">&lt;</text:span><text:span text:style-name="T7">table</text:span><text:span text:style-name="T17">&gt;</text:span></text:p>
      <text:p text:style-name="P3">            <text:span text:style-name="T17">&lt;</text:span><text:span text:style-name="T7">thead</text:span><text:span text:style-name="T17">&gt;</text:span></text:p>
      <text:p text:style-name="P3">              <text:span text:style-name="T17">&lt;</text:span><text:span text:style-name="T7">tr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Categorí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Monto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Fecha</text:span><text:span text:style-name="T17">&lt;/</text:span><text:span text:style-name="T7">th</text:span><text:span text:style-name="T17">&gt;</text:span></text:p>
      <text:p text:style-name="P3">                <text:span text:style-name="T17">&lt;</text:span><text:span text:style-name="T7">th</text:span><text:span text:style-name="T17">&gt;</text:span><text:span text:style-name="T8">Acciones</text:span><text:span text:style-name="T17">&lt;/</text:span><text:span text:style-name="T7">th</text:span><text:span text:style-name="T17">&gt;</text:span></text:p>
      <text:p text:style-name="P3">              <text:span text:style-name="T17">&lt;/</text:span><text:span text:style-name="T7">tr</text:span><text:span text:style-name="T17">&gt;</text:span></text:p>
      <text:p text:style-name="P3">            <text:span text:style-name="T17">&lt;/</text:span><text:span text:style-name="T7">thead</text:span><text:span text:style-name="T17">&gt;</text:span></text:p>
      <text:p text:style-name="P3">            <text:span text:style-name="T17">&lt;</text:span><text:span text:style-name="T7">tbody</text:span><text:span text:style-name="T17">&gt;</text:span></text:p>
      <text:p text:style-name="P3">              <text:span text:style-name="T7">{</text:span><text:span text:style-name="T9">currentPageItems</text:span><text:span text:style-name="T11">.</text:span><text:span text:style-name="T12">length</text:span><text:span text:style-name="T11"> === </text:span><text:span text:style-name="T14">0</text:span><text:span text:style-name="T11"> ? (</text:span></text:p>
      <text:p text:style-name="P3"><text:span text:style-name="T18">                </text:span><text:span text:style-name="T17">&lt;</text:span><text:span text:style-name="T7">tr</text:span><text:span text:style-name="T17">&gt;</text:span></text:p>
      <text:p text:style-name="P3"><text:span text:style-name="T18">                  </text:span><text:span text:style-name="T17">&lt;</text:span><text:span text:style-name="T7">td</text:span><text:span text:style-name="T11"> </text:span><text:span text:style-name="T12">colSpan</text:span><text:span text:style-name="T11">=</text:span><text:span text:style-name="T13">"4"</text:span><text:span text:style-name="T17">&gt;</text:span><text:span text:style-name="T11">No hay registros para los filtros seleccionados.</text:span><text:span text:style-name="T17">&lt;/</text:span><text:span text:style-name="T7">td</text:span><text:span text:style-name="T17">&gt;</text:span></text:p>
      <text:p text:style-name="P3"><text:span text:style-name="T18">                </text:span><text:span text:style-name="T17">&lt;/</text:span><text:span text:style-name="T7">tr</text:span><text:span text:style-name="T17">&gt;</text:span></text:p>
      <text:p text:style-name="P4">              <text:span text:style-name="T8">) : (</text:span></text:p>
      <text:p text:style-name="P3"><text:span text:style-name="T18">                </text:span><text:span text:style-name="T9">currentPageItems</text:span><text:span text:style-name="T11">.</text:span><text:span text:style-name="T10">map</text:span><text:span text:style-name="T11">((</text:span><text:span text:style-name="T12">ingreso</text:span><text:span text:style-name="T11">) </text:span><text:span text:style-name="T7">=&gt;</text:span><text:span text:style-name="T11"> (</text:span></text:p>
      <text:p text:style-name="P3"><text:span text:style-name="T18">                  </text:span><text:span text:style-name="T17">&lt;</text:span><text:span text:style-name="T7">tr</text:span><text:span text:style-name="T11"> </text:span><text:span text:style-name="T12">key</text:span><text:span text:style-name="T11">=</text:span><text:span text:style-name="T7">{</text:span><text:span text:style-name="T12">ingreso</text:span><text:span text:style-name="T11">.</text:span><text:span text:style-name="T12">id</text:span><text:span text:style-name="T7">}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categori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monto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7">&gt;</text:span><text:span text:style-name="T7">{</text:span><text:span text:style-name="T12">ingreso</text:span><text:span text:style-name="T11">.</text:span><text:span text:style-name="T12">fecha</text:span><text:span text:style-name="T7">}</text:span><text:span text:style-name="T17">&lt;/</text:span><text:span text:style-name="T7">td</text:span><text:span text:style-name="T17">&gt;</text:span></text:p>
      <text:p text:style-name="P3"><text:span text:style-name="T18">                    </text:span><text:span text:style-name="T17">&lt;</text:span><text:span text:style-name="T7">td</text:span><text:span text:style-name="T11"> </text:span><text:span text:style-name="T12">className</text:span><text:span text:style-name="T11">=</text:span><text:span text:style-name="T13">"acciones"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2">ingreso</text:span><text:span text:style-name="T11">)</text:span><text:span text:style-name="T7">}</text:span><text:span text:style-name="T17">&gt;</text:span><text:span text:style-name="T11">Editar</text:span><text:span text:style-name="T17">&lt;/</text:span><text:span text:style-name="T7">button</text:span><text:span text:style-name="T17">&gt;</text:span></text:p>
      <text:p text:style-name="P3"><text:span text:style-name="T18">                      </text:span><text:span text:style-name="T17">&lt;</text:span><text:span text:style-name="T7">button</text:span><text:span text:style-name="T11"> </text:span><text:span text:style-name="T12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2">ingreso</text:span><text:span text:style-name="T11">.</text:span><text:span text:style-name="T12">id</text:span><text:span text:style-name="T11">)</text:span><text:span text:style-name="T7">}</text:span><text:span text:style-name="T17">&gt;</text:span><text:span text:style-name="T11">Eliminar</text:span><text:span text:style-name="T17">&lt;/</text:span><text:span text:style-name="T7">button</text:span><text:span text:style-name="T17">&gt;</text:span></text:p>
      <text:p text:style-name="P3"><text:span text:style-name="T18">                    </text:span><text:span text:style-name="T17">&lt;/</text:span><text:span text:style-name="T7">td</text:span><text:span text:style-name="T17">&gt;</text:span></text:p>
      <text:p text:style-name="P3"><text:span text:style-name="T18">                  </text:span><text:span text:style-name="T17">&lt;/</text:span><text:span text:style-name="T7">tr</text:span><text:span text:style-name="T17">&gt;</text:span></text:p>
      <text:p text:style-name="P4">                <text:span text:style-name="T8">))</text:span></text:p>
      <text:p text:style-name="P3"><text:span text:style-name="T18">              </text:span><text:span text:style-name="T11">)</text:span><text:span text:style-name="T7">}</text:span></text:p>
      <text:p text:style-name="P3">            <text:span text:style-name="T17">&lt;/</text:span><text:span text:style-name="T7">tbody</text:span><text:span text:style-name="T17">&gt;</text:span></text:p>
      <text:p text:style-name="P3">          <text:span text:style-name="T17">&lt;/</text:span><text:span text:style-name="T7">table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2"/>
      <text:p text:style-name="P3">        <text:span text:style-name="T7">{</text:span><text:span text:style-name="T6">/* Controles de paginación */</text:span><text:span text:style-name="T7">}</text:span></text:p>
      <text:p text:style-name="P3">        <text:span text:style-name="T17">&lt;</text:span><text:span text:style-name="T7">div</text:span></text:p>
      <text:p text:style-name="P3">          <text:span text:style-name="T12">className</text:span><text:span text:style-name="T11">=</text:span><text:span text:style-name="T13">"paginacion"</text:span></text:p>
      <text:p text:style-name="P3">          <text:span text:style-name="T12">style</text:span><text:span text:style-name="T11">=</text:span><text:span text:style-name="T7">{</text:span><text:span text:style-name="T11">{ </text:span><text:span text:style-name="T12">display:</text:span><text:span text:style-name="T11"> </text:span><text:span text:style-name="T13">"flex"</text:span><text:span text:style-name="T11">, </text:span><text:span text:style-name="T12">justifyContent:</text:span><text:span text:style-name="T11"> </text:span><text:span text:style-name="T13">"center"</text:span><text:span text:style-name="T11">, </text:span><text:span text:style-name="T12">gap:</text:span><text:span text:style-name="T11"> </text:span><text:span text:style-name="T14">10</text:span><text:span text:style-name="T11">, </text:span><text:span text:style-name="T12">marginTop:</text:span><text:span text:style-name="T11"> </text:span><text:span text:style-name="T14">12</text:span><text:span text:style-name="T11"> }</text:span><text:span text:style-name="T7">}</text:span></text:p>
      <text:p text:style-name="P3">        <text:span text:style-name="T17">&gt;</text:span></text:p>
      <text:p text:style-name="P3"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Prev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currentPage</text:span><text:span text:style-name="T11"> === </text:span><text:span text:style-name="T14">1</text:span><text:span text:style-name="T7">}</text:span><text:span text:style-name="T17">&gt;</text:span></text:p>
      <text:p text:style-name="P3">            ← <text:span text:style-name="T8">Anterior</text:span></text:p>
      <text:p text:style-name="P3">          <text:span text:style-name="T17">&lt;/</text:span><text:span text:style-name="T7">button</text:span><text:span text:style-name="T17">&gt;</text:span></text:p>
      <text:p text:style-name="P3">          <text:span text:style-name="T17">&lt;</text:span><text:span text:style-name="T7">div</text:span><text:span text:style-name="T8"> </text:span><text:span text:style-name="T12">style</text:span><text:span text:style-name="T11">=</text:span><text:span text:style-name="T7">{</text:span><text:span text:style-name="T11">{ </text:span><text:span text:style-name="T12">alignSelf:</text:span><text:span text:style-name="T11"> </text:span><text:span text:style-name="T13">"center"</text:span><text:span text:style-name="T11"> }</text:span><text:span text:style-name="T7">}</text:span><text:span text:style-name="T17">&gt;</text:span></text:p>
      <text:p text:style-name="P3">            <text:span text:style-name="T8">Página </text:span><text:span text:style-name="T7">{</text:span><text:span text:style-name="T9">currentPage</text:span><text:span text:style-name="T7">}</text:span><text:span text:style-name="T8"> / </text:span><text:span text:style-name="T7">{</text:span><text:span text:style-name="T9">totalPages</text:span><text:span text:style-name="T7">}</text:span></text:p>
      <text:p text:style-name="P3">          <text:span text:style-name="T17">&lt;/</text:span><text:span text:style-name="T7">div</text:span><text:span text:style-name="T17">&gt;</text:span></text:p>
      <text:p text:style-name="P3"><text:soft-page-break/>          <text:span text:style-name="T17">&lt;</text:span><text:span text:style-name="T7">button</text:span><text:span text:style-name="T8"> </text:span><text:span text:style-name="T12">onClick</text:span><text:span text:style-name="T11">=</text:span><text:span text:style-name="T7">{</text:span><text:span text:style-name="T10">handleNextPage</text:span><text:span text:style-name="T7">}</text:span><text:span text:style-name="T8"> </text:span><text:span text:style-name="T12">disabled</text:span><text:span text:style-name="T11">=</text:span><text:span text:style-name="T7">{</text:span><text:span text:style-name="T9">currentPage</text:span><text:span text:style-name="T11"> === </text:span><text:span text:style-name="T9">totalPages</text:span><text:span text:style-name="T7">}</text:span><text:span text:style-name="T17">&gt;</text:span></text:p>
      <text:p text:style-name="P3">            <text:span text:style-name="T8">Siguiente →</text:span></text:p>
      <text:p text:style-name="P3">          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div</text:span><text:span text:style-name="T17">&gt;</text:span></text:p>
      <text:p text:style-name="P3">      <text:span text:style-name="T17">&lt;/</text:span><text:span text:style-name="T7">div</text:span><text:span text:style-name="T17">&gt;</text:span></text:p>
      <text:p text:style-name="P2"/>
      <text:p text:style-name="P3">      <text:span text:style-name="T7">{</text:span><text:span text:style-name="T6">/* Formulario de alta/edición */</text:span><text:span text:style-name="T7">}</text:span></text:p>
      <text:p text:style-name="P3">      <text:span text:style-name="T17">&lt;</text:span><text:span text:style-name="T7">div</text:span><text:span text:style-name="T8"> </text:span><text:span text:style-name="T12">className</text:span><text:span text:style-name="T11">=</text:span><text:span text:style-name="T13">"formulario-ingreso"</text:span><text:span text:style-name="T17">&gt;</text:span></text:p>
      <text:p text:style-name="P3">        <text:span text:style-name="T17">&lt;</text:span><text:span text:style-name="T7">h2</text:span><text:span text:style-name="T17">&gt;</text:span><text:span text:style-name="T7">{</text:span><text:span text:style-name="T9">nuevoIngreso</text:span><text:span text:style-name="T11">.</text:span><text:span text:style-name="T12">id</text:span><text:span text:style-name="T11"> ? </text:span><text:span text:style-name="T13">"Editar Ingreso"</text:span><text:span text:style-name="T11"> : </text:span><text:span text:style-name="T13">"Alta / Modificación"</text:span><text:span text:style-name="T7">}</text:span><text:span text:style-name="T17">&lt;/</text:span><text:span text:style-name="T7">h2</text:span><text:span text:style-name="T17">&gt;</text:span></text:p>
      <text:p text:style-name="P3">        <text:span text:style-name="T17">&lt;</text:span><text:span text:style-name="T7">form</text:span><text:span text:style-name="T8"> </text:span><text:span text:style-name="T12">onSubmit</text:span><text:span text:style-name="T11">=</text:span><text:span text:style-name="T7">{</text:span><text:span text:style-name="T10">handleSubmit</text:span><text:span text:style-name="T7">}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Categorí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text"</text:span></text:p>
      <text:p text:style-name="P3">              <text:span text:style-name="T12">name</text:span><text:span text:style-name="T11">=</text:span><text:span text:style-name="T13">"categori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categori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Monto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number"</text:span></text:p>
      <text:p text:style-name="P3">              <text:span text:style-name="T12">name</text:span><text:span text:style-name="T11">=</text:span><text:span text:style-name="T13">"monto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monto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3">          <text:span text:style-name="T17">&lt;</text:span><text:span text:style-name="T7">label</text:span><text:span text:style-name="T17">&gt;</text:span></text:p>
      <text:p text:style-name="P3">            <text:span text:style-name="T8">Fecha:</text:span></text:p>
      <text:p text:style-name="P3">            <text:span text:style-name="T17">&lt;</text:span><text:span text:style-name="T7">input</text:span></text:p>
      <text:p text:style-name="P3">              <text:span text:style-name="T12">type</text:span><text:span text:style-name="T11">=</text:span><text:span text:style-name="T13">"date"</text:span></text:p>
      <text:p text:style-name="P3">              <text:span text:style-name="T12">name</text:span><text:span text:style-name="T11">=</text:span><text:span text:style-name="T13">"fecha"</text:span></text:p>
      <text:p text:style-name="P3">              <text:span text:style-name="T12">value</text:span><text:span text:style-name="T11">=</text:span><text:span text:style-name="T7">{</text:span><text:span text:style-name="T9">nuevoIngreso</text:span><text:span text:style-name="T11">.</text:span><text:span text:style-name="T12">fecha</text:span><text:span text:style-name="T7">}</text:span></text:p>
      <text:p text:style-name="P3">              <text:span text:style-name="T12">onChange</text:span><text:span text:style-name="T11">=</text:span><text:span text:style-name="T7">{</text:span><text:span text:style-name="T10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7">/&gt;</text:span></text:p>
      <text:p text:style-name="P3">          <text:span text:style-name="T17">&lt;/</text:span><text:span text:style-name="T7">label</text:span><text:span text:style-name="T17">&gt;</text:span></text:p>
      <text:p text:style-name="P2"/>
      <text:p text:style-name="P3">          <text:span text:style-name="T17">&lt;</text:span><text:span text:style-name="T7">button</text:span><text:span text:style-name="T8"> </text:span><text:span text:style-name="T12">type</text:span><text:span text:style-name="T11">=</text:span><text:span text:style-name="T13">"submit"</text:span><text:span text:style-name="T17">&gt;</text:span><text:span text:style-name="T7">{</text:span><text:span text:style-name="T9">nuevoIngreso</text:span><text:span text:style-name="T11">.</text:span><text:span text:style-name="T12">id</text:span><text:span text:style-name="T11"> ? </text:span><text:span text:style-name="T13">"Guardar Cambios"</text:span><text:span text:style-name="T11"> : </text:span><text:span text:style-name="T13">"Agregar"</text:span><text:span text:style-name="T7">}</text:span><text:span text:style-name="T17">&lt;/</text:span><text:span text:style-name="T7">button</text:span><text:span text:style-name="T17">&gt;</text:span></text:p>
      <text:p text:style-name="P3">        <text:span text:style-name="T17">&lt;/</text:span><text:span text:style-name="T7">form</text:span><text:span text:style-name="T17">&gt;</text:span></text:p>
      <text:p text:style-name="P3">      <text:span text:style-name="T17">&lt;/</text:span><text:span text:style-name="T7">div</text:span><text:span text:style-name="T17">&gt;</text:span></text:p>
      <text:p text:style-name="P3">    <text:span text:style-name="T17">&lt;/</text:span><text:span text:style-name="T7">div</text:span><text:span text:style-name="T17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4:51:54.164644400</meta:creation-date>
    <dc:date>2025-08-30T14:52:03.574807500</dc:date>
    <meta:editing-duration>PT9S</meta:editing-duration>
    <meta:editing-cycles>1</meta:editing-cycles>
    <meta:document-statistic meta:table-count="0" meta:image-count="0" meta:object-count="0" meta:page-count="6" meta:paragraph-count="268" meta:word-count="901" meta:character-count="9365" meta:non-whitespace-character-count="6540"/>
    <meta:generator>LibreOffice/25.2.5.2$Windows_X86_64 LibreOffice_project/03d19516eb2e1dd5d4ccd751a0d6f35f35e08022</meta:generator>
  </office:meta>
</office:document-meta>
</file>